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9in"/>
    </style:style>
    <style:style style:name="co2" style:family="table-column">
      <style:table-column-properties fo:break-before="auto" style:column-width="6.3291in"/>
    </style:style>
    <style:style style:name="co3" style:family="table-column">
      <style:table-column-properties fo:break-before="auto" style:column-width="2.8228in"/>
    </style:style>
    <style:style style:name="co4" style:family="table-column">
      <style:table-column-properties fo:break-before="auto" style:column-width="3.3772in"/>
    </style:style>
    <style:style style:name="co5" style:family="table-column">
      <style:table-column-properties fo:break-before="auto" style:column-width="3.7665in"/>
    </style:style>
    <style:style style:name="co6" style:family="table-column">
      <style:table-column-properties fo:break-before="auto" style:column-width="1.2362in"/>
    </style:style>
    <style:style style:name="co7" style:family="table-column">
      <style:table-column-properties fo:break-before="auto" style:column-width="3.6807in"/>
    </style:style>
    <style:style style:name="co8" style:family="table-column">
      <style:table-column-properties fo:break-before="auto" style:column-width="6.9047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0.8398in"/>
    </style:style>
    <style:style style:name="co11" style:family="table-column">
      <style:table-column-properties fo:break-before="auto" style:column-width="0.4965in"/>
    </style:style>
    <style:style style:name="co12" style:family="table-column">
      <style:table-column-properties fo:break-before="auto" style:column-width="1.2146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sp32Badge-v1_bom_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Quantity Per PCB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Order URL</text:p>
          </table:table-cell>
          <table:table-cell table:style-name="ce1" office:value-type="string" calcext:value-type="string">
            <text:p>Price EA</text:p>
          </table:table-cell>
          <table:table-cell table:style-name="ce1" office:value-type="string" calcext:value-type="string">
            <text:p>Total Price</text:p>
          </table:table-cell>
          <table:table-cell table:style-name="ce1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18650 Li-Ion rechargeable battery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R18650</text:p>
          </table:table-cell>
          <table:table-cell office:value-type="string" calcext:value-type="string">
            <text:p>BatteryHolder_MPD_BH-18650-P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amazon.com/gp/product/B07D1FRL54</text:p>
          </table:table-cell>
          <table:table-cell office:value-type="float" office:value="1.25" calcext:value-type="float">
            <text:p>1.25</text:p>
          </table:table-cell>
          <table:table-cell table:formula="of:=[.F2] * [.I2]" office:value-type="float" office:value="1.25" calcext:value-type="float">
            <text:p>1.25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eric 2.54mm male break-away connector, single row, 01x06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PinHeader_1x06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amazon.com/MCIGICM-Header-2-45mm-Arduino-Connector/dp/B07PKKY8BX</text:p>
          </table:table-cell>
          <table:table-cell office:value-type="float" office:value="0.5" calcext:value-type="float">
            <text:p>0.5</text:p>
          </table:table-cell>
          <table:table-cell table:formula="of:=[.F3] * [.I3]" office:value-type="float" office:value="0.5" calcext:value-type="float">
            <text:p>0.5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 Ohm 1W Speaker</text:p>
          </table:table-cell>
          <table:table-cell office:value-type="string" calcext:value-type="string">
            <text:p>LS1 LS2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Speaker_Visaton_K14.25_8_o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ouser.com/datasheet/2/700/k14_25_8-1285071.pdf</text:p>
          </table:table-cell>
          <table:table-cell office:value-type="string" calcext:value-type="string">
            <text:p>https://www.mouser.com/ProductDetail/243-K14.25-8OHM</text:p>
          </table:table-cell>
          <table:table-cell office:value-type="float" office:value="4" calcext:value-type="float">
            <text:p>4</text:p>
          </table:table-cell>
          <table:table-cell table:formula="of:=[.F4] * [.I4]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0.2A Ic, -40V Vce, Small Signal PNP Transistor, TO-9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2N3906</text:p>
          </table:table-cell>
          <table:table-cell office:value-type="string" calcext:value-type="string">
            <text:p>TO-92_In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https://www.amazon.com/McIgIcM-Transistor-Bipolar-Transistors-Through/dp/B06XR8399W</text:p>
          </table:table-cell>
          <table:table-cell office:value-type="float" office:value="0.03" calcext:value-type="float">
            <text:p>0.03</text:p>
          </table:table-cell>
          <table:table-cell table:formula="of:=[.F5] * [.I5]" office:value-type="float" office:value="0.03" calcext:value-type="float">
            <text:p>0.03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amazon.com/EDGELEC-Resistor-Tolerance-Multiple-Resistance/dp/B07QKDSCSM</text:p>
          </table:table-cell>
          <table:table-cell office:value-type="float" office:value="0.05" calcext:value-type="float">
            <text:p>0.05</text:p>
          </table:table-cell>
          <table:table-cell table:formula="of:=[.F6] * [.I6]" office:value-type="float" office:value="0.05" calcext:value-type="float">
            <text:p>0.0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 R2 R14 R15 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amazon.com/EDGELEC-Resistor-Tolerance-Resistance-Optional/dp/B07HDGX5LM</text:p>
          </table:table-cell>
          <table:table-cell office:value-type="float" office:value="0.05" calcext:value-type="float">
            <text:p>0.05</text:p>
          </table:table-cell>
          <table:table-cell table:formula="of:=[.F7] * [.I7]"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amazon.com/EDGELEC-Resistor-Tolerance-Resistance-Optional/dp/B07HDDWFDD</text:p>
          </table:table-cell>
          <table:table-cell office:value-type="float" office:value="0.05" calcext:value-type="float">
            <text:p>0.05</text:p>
          </table:table-cell>
          <table:table-cell table:formula="of:=[.F8] * [.I8]" office:value-type="float" office:value="0.05" calcext:value-type="float">
            <text:p>0.05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6 R7 R8 R9 R10 R11 R12 R13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amazon.com/EDGELEC-Resistor-Tolerance-Resistance-Optional/dp/B07HDFHPP3</text:p>
          </table:table-cell>
          <table:table-cell office:value-type="float" office:value="0.05" calcext:value-type="float">
            <text:p>0.05</text:p>
          </table:table-cell>
          <table:table-cell table:formula="of:=[.F9] * [.I9]" office:value-type="float" office:value="0.4" calcext:value-type="float">
            <text:p>0.4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0k dual channel potentiometer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R_POT_Dual</text:p>
          </table:table-cell>
          <table:table-cell office:value-type="string" calcext:value-type="string">
            <text:p>Potentiometer_10K_Dual_Uxc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www.amazon.com/gp/product/B00O9Y6Z70</text:p>
          </table:table-cell>
          <table:table-cell office:value-type="float" office:value="1" calcext:value-type="float">
            <text:p>1</text:p>
          </table:table-cell>
          <table:table-cell table:formula="of:=[.F10] * [.I10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ush button switch, generic, two pins</text:p>
          </table:table-cell>
          <table:table-cell office:value-type="string" calcext:value-type="string">
            <text:p>SW2 SW3 SW4 SW5 SW6 SW7 SW8 SW9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_PUSH_6m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<text:a xlink:href="https://www.amazon.com/gp/product/B07C7211PJ" xlink:type="simple">https://www.amazon.com/gp/product/B07C7211PJ</text:a></text:p>
          </table:table-cell>
          <table:table-cell office:value-type="float" office:value="0.06" calcext:value-type="float">
            <text:p>0.06</text:p>
          </table:table-cell>
          <table:table-cell table:formula="of:=[.F11] * [.I11]" office:value-type="float" office:value="0.48" calcext:value-type="float">
            <text:p>0.48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Dual Pole 3 Position power switch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itch_DP3T</text:p>
          </table:table-cell>
          <table:table-cell office:value-type="string" calcext:value-type="string">
            <text:p>Switch_DP3T_CK_OS203011MS1QP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ouser.com/ProductDetail/611-OS203011MV9QN1</text:p>
          </table:table-cell>
          <table:table-cell office:value-type="float" office:value="0.5" calcext:value-type="float">
            <text:p>0.5</text:p>
          </table:table-cell>
          <table:table-cell table:formula="of:=[.F12] * [.I12]" office:value-type="float" office:value="0.5" calcext:value-type="float">
            <text:p>0.5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74HC165N Shift Register, DIP-16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74HC165N</text:p>
          </table:table-cell>
          <table:table-cell office:value-type="string" calcext:value-type="string">
            <text:p>DIP254P762X420-16</text:p>
          </table:table-cell>
          <table:table-cell office:value-type="float" office:value="1" calcext:value-type="float">
            <text:p>1</text:p>
          </table:table-cell>
          <table:table-cell office:value-type="float" office:value="380635" calcext:value-type="float">
            <text:p>380635</text:p>
          </table:table-cell>
          <table:table-cell office:value-type="string" calcext:value-type="string">
            <text:p><text:a xlink:href="https://www.amazon.com/Brands-74HC165-Semiconductors-Parallel-Register/dp/B06WRRLPSW" xlink:type="simple">https://www.amazon.com/Brands-74HC165-Semiconductors-Parallel-Register/dp/B06WRRLPSW</text:a></text:p>
          </table:table-cell>
          <table:table-cell office:value-type="float" office:value="0.8" calcext:value-type="float">
            <text:p>0.8</text:p>
          </table:table-cell>
          <table:table-cell table:formula="of:=[.F13] * [.I13]" office:value-type="float" office:value="0.8" calcext:value-type="float">
            <text:p>0.8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DMP401 MEMS microphone breakout</text:p>
          </table:table-cell>
          <table:table-cell office:value-type="string" calcext:value-type="string">
            <text:p>U4</text:p>
          </table:table-cell>
          <table:table-cell table:number-columns-repeated="2" office:value-type="string" calcext:value-type="string">
            <text:p>ADMP401_Microphone_Breakou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amazon.com/ADMP401-Microphone-Breakout-Universal-1-3cm1cm/dp/B07VJXP2NN" xlink:type="simple">https://www.amazon.com/ADMP401-Microphone-Breakout-Universal-1-3cm1cm/dp/B07VJXP2NN</text:a></text:p>
          </table:table-cell>
          <table:table-cell office:value-type="float" office:value="4.3" calcext:value-type="float">
            <text:p>4.3</text:p>
          </table:table-cell>
          <table:table-cell table:formula="of:=[.F14] * [.I14]" office:value-type="float" office:value="4.3" calcext:value-type="float">
            <text:p>4.3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SP32 WROOM-32D DevkitC/nodeMCU-S w/38 pins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ESP32-DEVKITC</text:p>
          </table:table-cell>
          <table:table-cell office:value-type="string" calcext:value-type="string">
            <text:p>MODULE_ESP32-DEVKIT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a xlink:href="https://www.amazon.com/HiLetgo-ESP-WROOM-32-Development-Microcontroller-Integrated/dp/B0718T232Z" xlink:type="simple">https://www.amazon.com/HiLetgo-ESP-WROOM-32-Development-Microcontroller-Integrated/dp/B0718T232Z</text:a></text:p>
          </table:table-cell>
          <table:table-cell office:value-type="float" office:value="10.99" calcext:value-type="float">
            <text:p>10.99</text:p>
          </table:table-cell>
          <table:table-cell table:formula="of:=[.F15] * [.I15]" office:value-type="float" office:value="10.99" calcext:value-type="float">
            <text:p>10.99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.8” SPI Touchscreen TFT w/SD card, ILI934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LI9341-2.8in-Touchscreen-TFT</text:p>
          </table:table-cell>
          <table:table-cell office:value-type="string" calcext:value-type="string">
            <text:p>ILI9341_2.8_TFT_TOUCH_SD_S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pan.baidu.com/s/11Y990</text:p>
          </table:table-cell>
          <table:table-cell office:value-type="string" calcext:value-type="string">
            <text:p>https://www.amazon.com/gp/product/B073R7BH1B</text:p>
          </table:table-cell>
          <table:table-cell office:value-type="float" office:value="13.99" calcext:value-type="float">
            <text:p>13.99</text:p>
          </table:table-cell>
          <table:table-cell table:formula="of:=[.F16] * [.I16]" office:value-type="float" office:value="13.99" calcext:value-type="float">
            <text:p>13.99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M8403 stereo amplifier breakout 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PAM8403_BREAKOUT</text:p>
          </table:table-cell>
          <table:table-cell office:value-type="string" calcext:value-type="string">
            <text:p>PAM8403_Breakout_HW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mazon.com/gp/product/B00LODGV64</text:p>
          </table:table-cell>
          <table:table-cell office:value-type="float" office:value="1.08" calcext:value-type="float">
            <text:p>1.08</text:p>
          </table:table-cell>
          <table:table-cell table:formula="of:=[.F17] * [.I17]" office:value-type="float" office:value="1.08" calcext:value-type="float">
            <text:p>1.0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CM5102 I2S stereo DAC breakout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PCM5102A_HILETGO_BREAKOUT</text:p>
          </table:table-cell>
          <table:table-cell office:value-type="string" calcext:value-type="string">
            <text:p>PCM5102A_Hiletgo_Breakou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amazon.com/HiLetgo-Lossless-Digital-Converter-Raspberry/dp/B07Q9K5MT8" xlink:type="simple">https://www.amazon.com/HiLetgo-Lossless-Digital-Converter-Raspberry/dp/B07Q9K5MT8</text:a></text:p>
          </table:table-cell>
          <table:table-cell office:value-type="float" office:value="8" calcext:value-type="float">
            <text:p>8</text:p>
          </table:table-cell>
          <table:table-cell table:formula="of:=[.F18] * [.I18]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P4056 5v Li-Ion battery charger w/diode protection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P4056_5V_Li_Battery_Charger</text:p>
          </table:table-cell>
          <table:table-cell office:value-type="string" calcext:value-type="string">
            <text:p>TP4056_Li_Battery_Charger_Breakou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amazon.com/gp/product/B071RG4YWM" xlink:type="simple">https://www.amazon.com/gp/product/B071RG4YWM</text:a></text:p>
          </table:table-cell>
          <table:table-cell office:value-type="float" office:value="1" calcext:value-type="float">
            <text:p>1</text:p>
          </table:table-cell>
          <table:table-cell table:formula="of:=[.F19] * [.I19]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Box360 analog joystick</text:p>
          </table:table-cell>
          <table:table-cell office:value-type="string" calcext:value-type="string">
            <text:p>U7 U8</text:p>
          </table:table-cell>
          <table:table-cell table:number-columns-repeated="2" office:value-type="string" calcext:value-type="string">
            <text:p>XBox360_Analog_Joysti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amazon.com/Replacement-Analog-Controller-Joystick-Playstation/dp/B07SW7SRLH" xlink:type="simple">https://www.amazon.com/Replacement-Analog-Controller-Joystick-Playstation/dp/B07SW7SRLH</text:a></text:p>
          </table:table-cell>
          <table:table-cell office:value-type="float" office:value="1.5" calcext:value-type="float">
            <text:p>1.5</text:p>
          </table:table-cell>
          <table:table-cell table:formula="of:=[.F20] * [.I20]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eneric 2.54mm female header connectors</text:p>
          </table:table-cell>
          <table:table-cell office:value-type="string" calcext:value-type="string">
            <text:p>U1, U2</text:p>
          </table:table-cell>
          <table:table-cell office:value-type="string" calcext:value-type="string">
            <text:p>for ESP32 and TFT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amazon.com/Haobase-2-54mm-Straight-Single-Headers/dp/B01DLX6RSQ</text:p>
          </table:table-cell>
          <table:table-cell office:value-type="float" office:value="0.56" calcext:value-type="float">
            <text:p>0.56</text:p>
          </table:table-cell>
          <table:table-cell table:formula="of:=[.F21] * [.I21]" office:value-type="float" office:value="1.12" calcext:value-type="float">
            <text:p>1.1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6pin IC socket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for 74HC165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mazon.com/Uxcell-a11090300ux0244-2-54mm-Socket-Adaptors/dp/B0079SM1LW</text:p>
          </table:table-cell>
          <table:table-cell office:value-type="float" office:value="0.35" calcext:value-type="float">
            <text:p>0.35</text:p>
          </table:table-cell>
          <table:table-cell table:formula="of:=[.F22] * [.I22]" office:value-type="float" office:value="0.35" calcext:value-type="float">
            <text:p>0.35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4" office:value-type="string" calcext:value-type="string">
            <text:p>TOTAL</text:p>
          </table:table-cell>
          <table:table-cell table:style-name="ce5" table:formula="of:=SUM([.J2:.J22])" office:value-type="float" office:value="57.14" calcext:value-type="float">
            <text:p>57.14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mponent Groups: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tted Components:</text:p>
          </table:table-cell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ber of PCBs: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components:</text:p>
          </table:table-cell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matic Version: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matic Date:</text:p>
          </table:table-cell>
          <table:table-cell table:style-name="ce3" office:value-type="string" calcext:value-type="string">
            <text:p>2020-04-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CB Variant:</text:p>
          </table:table-cell>
          <table:table-cell office:value-type="string" calcext:value-type="string">
            <text:p>[u'default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M Date:</text:p>
          </table:table-cell>
          <table:table-cell office:value-type="string" calcext:value-type="string">
            <text:p>Wed 08 Apr 2020 05:32:06 PM ED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matic Source:</text:p>
          </table:table-cell>
          <table:table-cell office:value-type="string" calcext:value-type="string">
            <text:p>/home/digitorus/KiCad/ESP32_R4ge_Pro/Esp32Badge-v1/Esp32Badge-v1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Cad Version:</text:p>
          </table:table-cell>
          <table:table-cell office:value-type="string" calcext:value-type="string">
            <text:p>Eeschema 5.1.5-52549c5~86~ubuntu19.10.1</text:p>
          </table:table-cell>
          <table:table-cell table:number-columns-repeated="1022"/>
        </table:table-row>
      </table:table>
      <table:named-expressions/>
      <table:database-ranges>
        <table:database-range table:name="__Anonymous_DB__1" table:target-range-address="'Esp32Badge-v1_bom_3'.J2:'Esp32Badge-v1_bom_3'.J2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08T18:32:34.890084197</dc:date>
    <meta:editing-duration>PT59M18S</meta:editing-duration>
    <meta:editing-cycles>10</meta:editing-cycles>
    <meta:generator>LibreOffice/6.3.5.2$Linux_X86_64 LibreOffice_project/30$Build-2</meta:generator>
    <meta:document-statistic meta:table-count="1" meta:cell-count="233" meta:object-count="0"/>
  </office:meta>
</office:document-meta>
</file>